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normal" officeooo:rsid="000071bf" officeooo:paragraph-rsid="000071b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Courier 10 Pitch" fo:font-size="12pt" style:text-underline-style="none" fo:font-weight="normal" officeooo:rsid="000071bf" officeooo:paragraph-rsid="000071b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ourier 10 Pitch" fo:font-size="16pt" fo:font-weight="bold" officeooo:rsid="00123fce" officeooo:paragraph-rsid="000071bf"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ourier 10 Pitch" fo:font-size="14pt" fo:font-weight="bold" officeooo:rsid="00123fce" officeooo:paragraph-rsid="000071bf"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font-name="Courier 10 Pitch" fo:font-size="12pt" style:text-underline-style="solid" style:text-underline-width="auto" style:text-underline-color="font-color" fo:font-weight="normal" officeooo:rsid="000071bf" officeooo:paragraph-rsid="000071b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ourier 10 Pitch" fo:font-size="12pt" style:text-underline-style="solid" style:text-underline-width="auto" style:text-underline-color="font-color" fo:font-weight="normal" officeooo:rsid="000071bf" officeooo:paragraph-rsid="0001106e"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Courier 10 Pitch" fo:font-size="12pt" style:text-underline-style="none" fo:font-weight="normal" officeooo:rsid="000071bf" officeooo:paragraph-rsid="000071b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ourier 10 Pitch" fo:font-size="12pt" style:text-underline-style="none" fo:font-weight="normal" officeooo:rsid="000071bf" officeooo:paragraph-rsid="000071b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ourier 10 Pitch" fo:font-size="12pt" style:text-underline-style="none" fo:font-weight="normal" officeooo:rsid="0001106e" officeooo:paragraph-rsid="0001106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ourier 10 Pitch" fo:font-size="12pt" style:text-underline-style="none" fo:font-weight="bold" officeooo:rsid="0001106e" officeooo:paragraph-rsid="0001106e"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ourier 10 Pitch" fo:font-size="16pt" fo:font-weight="bold" officeooo:rsid="0001106e" officeooo:paragraph-rsid="000071bf"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Courier 10 Pitch" fo:font-size="16pt" fo:font-weight="bold" officeooo:rsid="0001106e" officeooo:paragraph-rsid="0001106e" style:font-size-asian="16pt" style:font-weight-asian="bold" style:font-size-complex="16pt" style:font-weight-complex="bold"/>
    </style:style>
    <style:style style:name="T1" style:family="text">
      <style:text-properties officeooo:rsid="000071bf"/>
    </style:style>
    <style:style style:name="T2" style:family="text">
      <style:text-properties officeooo:rsid="0000d380"/>
    </style:style>
    <style:style style:name="T3" style:family="text">
      <style:text-properties officeooo:rsid="0000dec5"/>
    </style:style>
    <style:style style:name="T4" style:family="text">
      <style:text-properties officeooo:rsid="0001106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CE: 523 HW #<text:span text:style-name="T1">5</text:span></text:p>
      <text:p text:style-name="P3">David Akre</text:p>
      <text:p text:style-name="P4"/>
      <text:p text:style-name="P12">Semi-Supervised Learning: Self-Training</text:p>
      <text:p text:style-name="P11"/>
      <text:p text:style-name="P6"><text:span text:style-name="T4">1) An Experiment on Synthetic Data</text:span></text:p>
      <text:p text:style-name="P6"/>
      <text:p text:style-name="P10">The console output for (1):</text:p>
      <text:p text:style-name="P10"/>
      <text:p text:style-name="P9">Part 1 - Error of self training algorithm with 10% of the data labeled</text:p>
      <text:p text:style-name="P9">Error at the first pass through - 0.35</text:p>
      <text:p text:style-name="P9">Error half way through - 0.37</text:p>
      <text:p text:style-name="P9">Error at the end - 0.26</text:p>
      <text:p text:style-name="P9">Part 2 - Error of self training algorithm with 25% of the data labeled</text:p>
      <text:p text:style-name="P9">Error at the first pass through - 0.60</text:p>
      <text:p text:style-name="P9">Error half way through - 0.57</text:p>
      <text:p text:style-name="P9">Error at the end – 0.43</text:p>
      <text:p text:style-name="P10"/>
      <text:p text:style-name="P1"><text:span text:style-name="T4">2) </text:span>A<text:span text:style-name="T4">n</text:span> Experiment on <text:span text:style-name="T4">Real World</text:span> Data</text:p>
      <text:p text:style-name="P2"/>
      <text:list xml:id="list8682405615221242154" text:style-name="L1">
        <text:list-item>
          <text:p text:style-name="P5">Brief <text:span text:style-name="T3">discussion</text:span> on whether semi-supervised learning helped on real-world data sets:</text:p>
          <text:p text:style-name="P7">It appears that semi-supervised learning did help overall in most samples (e.g. 70% of the data sets <text:span text:style-name="T3">for the </text:span>semi-supervised learning <text:span text:style-name="T3">algorithm</text:span> had a greater than 50% accuracy: annealing_test, breast-cancer-wisc-diag_test, credit-approval_test, breast-cancer-wisc_test, conn-bench-sonar-mines-rocks_test, cylinder-bands_test, and bank_test). The other 30% of the data samples had around <text:span text:style-name="T2">40% accuracy which is less than 50%; in other words the semi-supervised learning was unsuccessful at predicting the correct values in these cases. In summary, it seems that the semi-supervised self-training learning algorithm did a good job in terms of minimizing error and offering valid predictions on most of the data samples used (e.g. 70% of the time). It is important to note that there is some randomness on selecting which parts of the data set get selected for the supervised and unsupervised parts of the algorithm so the results may differ on from execution to execution runs.</text:span></text:p>
        </text:list-item>
      </text:list>
      <text:p text:style-name="P2"/>
      <text:p text:style-name="P2"/>
      <text:p text:style-name="P2"/>
      <text:p text:style-name="P2"/>
      <text:p text:style-name="P10"><text:soft-page-break/>The console output for (2):</text:p>
      <text:p text:style-name="P2"/>
      <text:p text:style-name="P2">**********************************************</text:p>
      <text:p text:style-name="P2">File: annealing_test.csv</text:p>
      <text:p text:style-name="P2">Supervised Learning Accuracy: 1.00</text:p>
      <text:p text:style-name="P2">Unsupervised Learning Accuracy: 0.72</text:p>
      <text:p text:style-name="P2">Total Semi Supervised Learning Accuracy: 0.86</text:p>
      <text:p text:style-name="P2">**********************************************</text:p>
      <text:p text:style-name="P2">File: breast-cancer-wisc-diag_test.csv</text:p>
      <text:p text:style-name="P2">Supervised Learning Accuracy: 0.86</text:p>
      <text:p text:style-name="P2">Unsupervised Learning Accuracy: 0.97</text:p>
      <text:p text:style-name="P2">Total Semi Supervised Learning Accuracy: 0.91</text:p>
      <text:p text:style-name="P2">**********************************************</text:p>
      <text:p text:style-name="P2">File: congressional-voting_test.csv</text:p>
      <text:p text:style-name="P2">Supervised Learning Accuracy: 0.20</text:p>
      <text:p text:style-name="P2">Unsupervised Learning Accuracy: 0.60</text:p>
      <text:p text:style-name="P2">Total Semi Supervised Learning Accuracy: 0.40</text:p>
      <text:p text:style-name="P2">**********************************************</text:p>
      <text:p text:style-name="P2">File: cylinder-bands_test.csv</text:p>
      <text:p text:style-name="P2">Supervised Learning Accuracy: 0.67</text:p>
      <text:p text:style-name="P2">Unsupervised Learning Accuracy: 0.62</text:p>
      <text:p text:style-name="P2">Total Semi Supervised Learning Accuracy: 0.64</text:p>
      <text:p text:style-name="P2">**********************************************</text:p>
      <text:p text:style-name="P2">File: conn-bench-sonar-mines-rocks_test.csv</text:p>
      <text:p text:style-name="P2">Supervised Learning Accuracy: 0.67</text:p>
      <text:p text:style-name="P2">Unsupervised Learning Accuracy: 0.67</text:p>
      <text:p text:style-name="P2">Total Semi Supervised Learning Accuracy: 0.67</text:p>
      <text:p text:style-name="P2">**********************************************</text:p>
      <text:p text:style-name="P2">File: credit-approval_test.csv</text:p>
      <text:p text:style-name="P2">Supervised Learning Accuracy: 1.00</text:p>
      <text:p text:style-name="P2">Unsupervised Learning Accuracy: 0.87</text:p>
      <text:p text:style-name="P2">Total Semi Supervised Learning Accuracy: 0.94</text:p>
      <text:p text:style-name="P2">**********************************************</text:p>
      <text:p text:style-name="P2">File: bank_test.csv</text:p>
      <text:p text:style-name="P2">Supervised Learning Accuracy: 0.48</text:p>
      <text:p text:style-name="P2">Unsupervised Learning Accuracy: 0.87</text:p>
      <text:p text:style-name="P2">Total Semi Supervised Learning Accuracy: 0.67</text:p>
      <text:p text:style-name="P2">**********************************************</text:p>
      <text:p text:style-name="P2">File: heart-hungarian_test.csv</text:p>
      <text:p text:style-name="P2">Supervised Learning Accuracy: 0.33</text:p>
      <text:p text:style-name="P2">Unsupervised Learning Accuracy: 0.65</text:p>
      <text:p text:style-name="P2">Total Semi Supervised Learning Accuracy: 0.49</text:p>
      <text:p text:style-name="P2">**********************************************</text:p>
      <text:p text:style-name="P2">File: breast-cancer_test.csv</text:p>
      <text:p text:style-name="P2">Supervised Learning Accuracy: 0.25</text:p>
      <text:p text:style-name="P2">Unsupervised Learning Accuracy: 0.62</text:p>
      <text:p text:style-name="P2">Total Semi Supervised Learning Accuracy: 0.44</text:p>
      <text:p text:style-name="P2"><text:soft-page-break/>**********************************************</text:p>
      <text:p text:style-name="P2">File: breast-cancer-wisc_test.csv</text:p>
      <text:p text:style-name="P2">Supervised Learning Accuracy: 0.88</text:p>
      <text:p text:style-name="P2">Unsupervised Learning Accuracy: 0.93</text:p>
      <text:p text:style-name="P2">Total Semi Supervised Learning Accuracy: 0.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21:21:19.386960330</meta:creation-date>
    <dc:date>2018-04-14T21:45:27.661530990</dc:date>
    <meta:editing-duration>PT10M20S</meta:editing-duration>
    <meta:editing-cycles>4</meta:editing-cycles>
    <meta:generator>LibreOffice/5.1.6.2$Linux_X86_64 LibreOffice_project/10m0$Build-2</meta:generator>
    <meta:document-statistic meta:table-count="0" meta:image-count="0" meta:object-count="0" meta:page-count="3" meta:paragraph-count="67" meta:word-count="424" meta:character-count="3485" meta:non-whitespace-character-count="3128"/>
  </office:meta>
</office:document-meta>
</file>